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color="#66cc00"/>
    </style:style>
    <style:style style:name="P4" style:family="paragraph" style:parent-style-name="Text_20_body">
      <style:paragraph-properties fo:text-align="center" style:justify-single-word="false"/>
      <style:text-properties fo:color="#66cc00" fo:font-size="16pt" style:font-size-asian="16pt" style:font-size-complex="16pt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text-properties fo:font-size="8pt" style:font-size-asian="8pt" style:font-size-complex="8pt"/>
    </style:style>
    <style:style style:name="P11" style:family="paragraph" style:parent-style-name="Heading_20_2" style:master-page-name="Standard">
      <style:paragraph-properties fo:text-align="center" style:justify-single-word="false" style:page-number="auto"/>
      <style:text-properties fo:color="#6600ff" style:font-name="Cambria"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17115289039360111" text:style-name="Outline">
        <text:list-item>
          <text:list>
            <text:list-item>
              <text:h text:style-name="P11" text:outline-level="2">Descripción del Proyecto: AI Agenda. Héctor Ayuso Martín</text:h>
            </text:list-item>
          </text:list>
        </text:list-item>
      </text:list>
      <text:p text:style-name="P4"/>
      <text:p text:style-name="P3"/>
      <text:p text:style-name="P3"/>
      <text:p text:style-name="P3"/>
      <text:p text:style-name="Text_20_body">AI Agenda es una aplicación de gestión de tareas diseñada para combinar simplicidad y funcionalidad avanzada gracias a la integración de tecnologías de inteligencia artificial. Este proyecto fue desarrollado con el objetivo de proporcionar una herramienta accesible para organizar, priorizar y exportar tareas, y a la vez demostrar habilidades técnicas en el uso de Python, bibliotecas de machine learning y frameworks modernos.</text:p>
      <text:p text:style-name="Text_20_body"/>
      <text:p text:style-name="Text_20_body"/>
      <text:p text:style-name="P9">Funcionalidades Principales</text:p>
      <text:p text:style-name="Text_20_body"/>
      <text:p text:style-name="P7">Gestión de Tareas</text:p>
      <text:p text:style-name="Text_20_body"/>
      <text:p text:style-name="Text_20_body"><text:s/>Permite agregar, completar y eliminar tareas a través de una interfaz interactiva desarrollada en Streamlit.</text:p>
      <text:p text:style-name="Text_20_body">Exportación de las tareas activas y completadas a un archivo PDF con solo un clic.</text:p>
      <text:p text:style-name="Text_20_body"/>
      <text:p text:style-name="P7">Predicción de Prioridad de Tareas</text:p>
      <text:p text:style-name="P5"/>
      <text:p text:style-name="Text_20_body"><text:s/>La aplicación incluye un módulo que utiliza modelos de machine learning, implementados con scikit-learn, para predecir automáticamente la importancia de una tarea al recibir un conjunto de características.</text:p>
      <text:p text:style-name="Text_20_body"/>
      <text:p text:style-name="P8">Dos Modos de Ejecución</text:p>
      <text:p text:style-name="Text_20_body"/>
      <text:p text:style-name="Text_20_body">I<text:span text:style-name="T1">nterfaz Gráfica (Streamlit)</text:span>: Permite interactuar con la aplicación de manera visual, adecuada para usuarios finales.</text:p>
      <text:p text:style-name="Text_20_body"><text:span text:style-name="T1">Consola (main.py)</text:span>: Ofrece una experiencia más técnica y funcionalidades avanzadas, como la predicción de prioridad a partir de un array de entrada.</text:p>
      <text:p text:style-name="Text_20_body"><text:soft-page-break/></text:p>
      <text:p text:style-name="P8">Persistencia de Datos</text:p>
      <text:p text:style-name="P1"/>
      <text:p text:style-name="Text_20_body"><text:s/>Las tareas se almacenan de forma local en un archivo JSON, garantizando persistencia y portabilidad sin necesidad de bases de datos externas.</text:p>
      <text:p text:style-name="Text_20_body"/>
      <text:p text:style-name="Text_20_body"/>
      <text:p text:style-name="P8">Tecnologías y Herramientas Utilizadas</text:p>
      <text:p text:style-name="P1"/>
      <text:p text:style-name="Text_20_body">-<text:span text:style-name="T1">Python:</text:span> Lenguaje principal para el desarrollo de toda la lógica del proyecto.</text:p>
      <text:p text:style-name="Text_20_body">-<text:span text:style-name="T1">Streamlit:</text:span> Framework utilizado para la creación de la interfaz gráfica interactiva.</text:p>
      <text:p text:style-name="Text_20_body"><text:span text:style-name="T1">-scikit-learn</text:span>: Biblioteca empleada para implementar algoritmos de clasificación y predicción.</text:p>
      <text:p text:style-name="Text_20_body"><text:span text:style-name="T1">-Entrenamiento de modelos</text:span> en datasets simulados para estimar la prioridad de tareas.</text:p>
      <text:p text:style-name="Text_20_body">-Uso de <text:span text:style-name="T1">métricas de evaluación </text:span>como precisión y F1-score para validar los modelos.</text:p>
      <text:p text:style-name="Text_20_body">-<text:span text:style-name="T1">FPDF</text:span>: Librería para la generación de archivos PDF, utilizada en la funcionalidad de exportación de tareas.</text:p>
      <text:p text:style-name="Text_20_body"><text:span text:style-name="T1">-JSON</text:span>: Para el almacenamiento y manejo de datos de las tareas de manera sencilla y eficiente.</text:p>
      <text:p text:style-name="Text_20_body"/>
      <text:p text:style-name="Text_20_body"/>
      <text:p text:style-name="P8">Detalles Técnicos</text:p>
      <text:p text:style-name="Text_20_body"/>
      <text:p text:style-name="P7">Predicción de Importancia con IA:</text:p>
      <text:p text:style-name="Text_20_body"/>
      <text:p text:style-name="Text_20_body"><text:s/>Se entrenó un modelo de clasificación utilizando scikit-learn para asignar prioridades a las tareas en función de ciertas características definidas.</text:p>
      <text:p text:style-name="Text_20_body"/>
      <text:p text:style-name="Text_20_body">La predicción se puede realizar directamente desde la consola utilizando el archivo 'main.py', proporcionando un array de entrada con las características de la tarea.</text:p>
      <text:p text:style-name="Text_20_body"/>
      <text:p text:style-name="Text_20_body"/>
      <text:p text:style-name="Text_20_body"><text:soft-page-break/></text:p>
      <text:p text:style-name="Text_20_body"/>
      <text:p text:style-name="P7">Interfaz de Streamlit:</text:p>
      <text:p text:style-name="P2"/>
      <text:p text:style-name="Text_20_body">Diseñada para ofrecer una experiencia de usuario intuitiva.</text:p>
      <text:p text:style-name="Text_20_body">Incluye gráficos y tablas que permiten visualizar las tareas activas y completadas.</text:p>
      <text:p text:style-name="Text_20_body">Botones interactivos para exportar tareas a PDF y gestionar el contenido de manera dinámica.</text:p>
      <text:p text:style-name="Text_20_body"/>
      <text:p text:style-name="Text_20_body"/>
      <text:p text:style-name="Text_20_body"/>
      <text:p text:style-name="P8">Uso del Proyecto</text:p>
      <text:p text:style-name="P7"/>
      <text:p text:style-name="P6">Ejecutar la Interfaz Gráfica:</text:p>
      <text:p text:style-name="Text_20_body"/>
      <text:p text:style-name="Text_20_body"><text:s/>Instalar las dependencias:</text:p>
      <text:p text:style-name="Text_20_body"><text:s text:c="5"/>pip install -r requirements.txt</text:p>
      <text:p text:style-name="Text_20_body"/>
      <text:p text:style-name="Text_20_body">Ejecutar la aplicación en Streamlit:</text:p>
      <text:p text:style-name="Text_20_body"><text:s text:c="4"/>streamlit run app.py</text:p>
      <text:p text:style-name="Text_20_body"/>
      <text:p text:style-name="P7"/>
      <text:p text:style-name="P6">Ejecutar desde Consola:</text:p>
      <text:p text:style-name="P6"/>
      <text:p text:style-name="Text_20_body">Ejecutar el archivo principal:</text:p>
      <text:p text:style-name="Text_20_body"><text:s text:c="5"/></text:p>
      <text:p text:style-name="Text_20_body">python main.py </text:p>
      <text:p text:style-name="Text_20_body"><text:s text:c="5"/></text:p>
      <text:p text:style-name="Text_20_body">Utilizar las funcionalidades avanzadas de predicción pasando datos específicos como argumentos.</text:p>
      <text:p text:style-name="Text_20_body"/>
      <text:p text:style-name="P8"><text:soft-page-break/>Motivación del Proyecto</text:p>
      <text:p text:style-name="Text_20_body"/>
      <text:p text:style-name="Text_20_body">Este proyecto fue concebido como parte de un portafolio para demostrar habilidades prácticas en desarrollo de software, especialmente en áreas relacionadas con inteligencia artificial y machine learning. AI Agenda no solo organiza tareas, sino que explora cómo la tecnología puede simplificar procesos cotidianos y añadir valor a herramientas tradicionales.</text:p>
      <text:p text:style-name="Text_20_body"/>
      <text:p text:style-name="P10">Jueves 12 de Diciembre del año 2024, Barcelona.</text:p>
      <text:p text:style-name="P10">Héctor Ayuso Martí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2</meta:editing-cycles>
    <meta:creation-date>2013-12-23T23:15:00</meta:creation-date>
    <dc:date>2024-12-12T17:19:44.72</dc:date>
    <meta:editing-duration>PT15M28S</meta:editing-duration>
    <meta:generator>OpenOffice/4.1.15$Win32 OpenOffice.org_project/4115m2$Build-9813</meta:generator>
    <dc:creator>h a m</dc:creator>
    <meta:document-statistic meta:table-count="0" meta:image-count="0" meta:object-count="0" meta:page-count="4" meta:paragraph-count="45" meta:word-count="496" meta:character-count="34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